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9.805</text:p>
          </table:table-cell>
          <table:table-cell table:number-columns-repeated="2"/>
          <table:table-cell office:value-type="string" calcext:value-type="string">
            <text:p>4079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9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5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15" office:value-type="string" calcext:value-type="string">
            <text:p>2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15" office:value-type="string" calcext:value-type="string">
            <text:p>25.3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5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5" office:value-type="string" calcext:value-type="string">
            <text:p>190.88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12.94.</text:p>
          </table:table-cell>
          <table:table-cell table:number-columns-repeated="2"/>
          <table:table-cell office:value-type="string" calcext:value-type="string">
            <text:p>13168.3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.00.0000</text:date>, <text:time style:data-style-name="N2" text:time-value="14:20:15.36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4-19T14:25:07.118000000</dc:date>
    <meta:editing-duration>P1DT17H40M33S</meta:editing-duration>
    <meta:editing-cycles>862</meta:editing-cycles>
    <meta:document-statistic meta:table-count="1" meta:cell-count="826" meta:object-count="0"/>
  </office:meta>
</office:document-meta>
</file>